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7.514cm" style:rel-column-width="25917*"/>
    </style:style>
    <style:style style:name="Таблица1.B" style:family="table-column">
      <style:table-column-properties style:column-width="11.486cm" style:rel-column-width="39618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2.178cm"/>
    </style:style>
    <style:style style:name="Таблица1.4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Heading_20_1">
      <style:text-properties style:font-name="Cambr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85cm" svg:height="0.85cm" draw:z-index="0"><draw:image xlink:href="../images/3062.png" xlink:type="simple" xlink:show="embed" xlink:actuate="onLoad"/></draw:frame></text:p>
          </table:table-cell>
          <table:table-cell table:style-name="Таблица1.B1" office:value-type="string">
            <text:h text:style-name="P4" text:outline-level="1">Условие выполнения субмодели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P3">| векторизован | <text:span text:style-name="T3">C</text:span><text:span text:style-name="T4">и</text:span> <text:span text:style-name="T3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6.909cm" svg:height="1.769cm" draw:z-index="1"><draw:image xlink:href="../images/3062s.png" xlink:type="simple" xlink:show="embed" xlink:actuate="onLoad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4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P3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3">Блок представляет собой механизм для заморозки и разморозки расчета субмодели в зависимости от внешнего условия.</text:p>
            <text:p text:style-name="P3">Если внутри <text:span text:style-name="T1">Субмодели</text:span> разместить блок <text:span text:style-name="T1">Условие выполнения субмодели</text:span>, то у субмодели появится дополнительный вход, а сама субмодель будет выполняться (расчитываться) только в том случае, если на этот вход подается логическая 1.</text:p>
            <text:p text:style-name="P3">Если на новый вход субмодели подается логический 0, то вся субмодель и все блоки, находящиеся внутри неё, <text:span text:style-name="T2">замораживаются</text:span> до тех пор, пока на вход субмодели не станет вновь поступать логическая 1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Условие выполнения субмодели</dc:title>
    <dc:date>2014-12-09T16:39:23.42</dc:date>
    <meta:generator>OpenOffice/4.1.1$Win32 OpenOffice.org_project/411m6$Build-9775</meta:generator>
    <meta:editing-duration>PT3H24M33S</meta:editing-duration>
    <meta:editing-cycles>76</meta:editing-cycles>
    <meta:document-statistic meta:table-count="1" meta:image-count="2" meta:object-count="0" meta:page-count="1" meta:paragraph-count="9" meta:word-count="89" meta:character-count="600"/>
  </office:meta>
</office:document-meta>
</file>